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T1" style:family="text">
      <style:text-properties style:font-name="Verdana1"/>
    </style:style>
    <style:style style:name="T2" style:family="text">
      <style:text-properties style:font-name="Verdana1" fo:font-weight="bold"/>
    </style:style>
    <style:style style:name="T3" style:family="text">
      <style:text-properties style:font-name="Verdana1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Sweet Corn Muffins</text:span> </text:p>
      <text:p text:style-name="Standard"/>
      <text:p text:style-name="Standard">(pic)</text:p>
      <text:p text:style-name="Standard"/>
      <text:p text:style-name="Standard"/>
      <text:p text:style-name="Text_20_body"><text:span text:style-name="T1">3 cups whole wheat pastry flour (aka.. soft white wheat)<text:line-break/>1 ½ cups cornmeal<text:line-break/>2 cups cane juice crystals or white sugar<text:line-break/>2T baking powder<text:line-break/>1t salt<text:line-break/>4 eggs<text:line-break/>1 cup olive oil<text:line-break/>2 cups milk<text:line-break/><text:line-break/>In a large bowl combine flour, cane juice crystals (or white sugar), baking powder and salt. Mix well. In a smaller bowl combine eggs, olive oil and milk. Pour into first bowl and mix well. <text:line-break/><text:line-break/>Grease 24 muffin tins very well. Fill each muffin cup with about ¼ to 1/3 cup batter. Bake at 350 for 25 to 30 minutes.</text:span><text:line-break/><text:line-break/><text:span text:style-name="T1">Enjoy!!</text:span></text:p>
      <text:p text:style-name="P1"><text:bookmark text:name="aswift_0_expand"/><text:bookmark text:name="aswift_0_anchor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8:42:40.35</meta:creation-date>
    <meta:document-statistic meta:table-count="0" meta:image-count="0" meta:object-count="0" meta:page-count="1" meta:paragraph-count="3" meta:word-count="101" meta:character-count="522"/>
    <dc:date>2017-05-05T18:43:40.20</dc:date>
    <dc:creator>Crystal Miller</dc:creator>
    <meta:editing-duration>PT1M</meta:editing-duration>
    <meta:editing-cycles>1</meta:editing-cycles>
    <meta:generator>OpenOffice/4.1.1$Win32 OpenOffice.org_project/411m6$Build-9775</meta:generator>
  </office:meta>
</office:document-meta>
</file>